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ightTextPro" svg:font-family="FreightTextPro"/>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265cm" loext:contextual-spacing="false" fo:text-align="start" style:justify-single-word="false" fo:orphans="2" fo:widows="2" fo:text-indent="0cm" style:auto-text-indent="false"/>
    </style:style>
    <style:style style:name="P2"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officeooo:paragraph-rsid="00099278"/>
    </style:style>
    <style:style style:name="P6"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normal" fo:font-weight="normal"/>
    </style:style>
    <style:style style:name="P7"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normal" fo:font-weight="normal" officeooo:rsid="000415bf" officeooo:paragraph-rsid="000415bf"/>
    </style:style>
    <style:style style:name="P8"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italic" fo:font-weight="normal" officeooo:rsid="0006595f" officeooo:paragraph-rsid="0006595f" style:font-style-asian="italic" style:font-style-complex="italic"/>
    </style:style>
    <style:style style:name="P9" style:family="paragraph" style:parent-style-name="Text_20_body">
      <style:paragraph-properties fo:margin-left="0cm" fo:margin-right="0cm" fo:margin-top="0cm" fo:margin-bottom="1.058cm" loext:contextual-spacing="false" fo:text-align="center" style:justify-single-word="false" fo:orphans="2" fo:widows="2" fo:text-indent="0cm" style:auto-text-indent="false"/>
      <style:text-properties officeooo:paragraph-rsid="00027508"/>
    </style:style>
    <style:style style:name="P10"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fo:break-before="page"/>
      <style:text-properties fo:font-variant="normal" fo:text-transform="none" fo:color="#292b2e" style:font-name="FreightTextPro" fo:font-size="16.5pt" fo:letter-spacing="normal" fo:font-style="normal" fo:font-weight="normal"/>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053ebf"/>
    </style:style>
    <style:style style:name="T1" style:family="text">
      <style:text-properties fo:font-variant="normal" fo:text-transform="none" fo:color="#292b2e" style:font-name="FreightTextPro" fo:font-size="16.5pt" fo:letter-spacing="normal" fo:font-style="normal" fo:font-weight="normal"/>
    </style:style>
    <style:style style:name="T2" style:family="text">
      <style:text-properties fo:font-variant="normal" fo:text-transform="none" fo:color="#292b2e" style:font-name="FreightTextPro" fo:font-size="16.5pt" fo:letter-spacing="normal" fo:font-style="normal" fo:font-weight="normal" style:font-weight-asian="normal" style:font-weight-complex="normal"/>
    </style:style>
    <style:style style:name="T3" style:family="text">
      <style:text-properties fo:font-variant="normal" fo:text-transform="none" fo:color="#292b2e" style:font-name="FreightTextPro" fo:font-size="16.5pt" fo:letter-spacing="normal" fo:font-style="normal" fo:font-weight="normal" officeooo:rsid="00031d6d" style:font-weight-asian="normal" style:font-weight-complex="normal"/>
    </style:style>
    <style:style style:name="T4" style:family="text">
      <style:text-properties fo:font-variant="normal" fo:text-transform="none" fo:color="#292b2e" style:font-name="FreightTextPro" fo:font-size="16.5pt" fo:letter-spacing="normal" fo:font-style="normal" fo:font-weight="normal" officeooo:rsid="00040f0b"/>
    </style:style>
    <style:style style:name="T5" style:family="text">
      <style:text-properties fo:font-variant="normal" fo:text-transform="none" fo:color="#292b2e" style:font-name="FreightTextPro" fo:font-size="16.5pt" fo:letter-spacing="normal" fo:font-style="normal" fo:font-weight="normal" officeooo:rsid="00099278"/>
    </style:style>
    <style:style style:name="T6" style:family="text">
      <style:text-properties fo:font-variant="normal" fo:text-transform="none" fo:color="#292b2e" style:font-name="FreightTextPro" fo:font-size="16.5pt" fo:letter-spacing="normal" fo:font-style="normal" fo:font-weight="bold" style:font-weight-asian="bold" style:font-weight-complex="bold"/>
    </style:style>
    <style:style style:name="T7" style:family="text">
      <style:text-properties fo:font-variant="normal" fo:text-transform="none" fo:color="#292b2e" style:font-name="FreightTextPro" fo:font-size="16.5pt" fo:letter-spacing="normal" fo:font-style="normal" fo:font-weight="bold" officeooo:rsid="00027508" style:font-weight-asian="bold" style:font-weight-complex="bold"/>
    </style:style>
    <style:style style:name="T8" style:family="text">
      <style:text-properties fo:font-variant="normal" fo:text-transform="none" fo:color="#292b2e" style:font-name="FreightTextPro" fo:font-size="16.5pt" fo:letter-spacing="normal" fo:font-style="normal" fo:font-weight="bold" officeooo:rsid="00031d6d" style:font-weight-asian="bold" style:font-weight-complex="bold"/>
    </style:style>
    <style:style style:name="T9" style:family="text">
      <style:text-properties fo:font-variant="normal" fo:text-transform="none" fo:color="#292b2e" style:text-line-through-style="none" style:text-line-through-type="none" style:font-name="FreightTextPro" fo:font-size="16.5pt" fo:letter-spacing="normal" fo:font-style="normal" style:text-underline-style="none" fo:font-weight="normal" style:text-blinking="false" fo:background-color="#ffffff" loext:char-shading-value="0"/>
    </style:style>
    <style:style style:name="T10" style:family="text">
      <style:text-properties fo:font-variant="normal" fo:text-transform="none" fo:color="#292b2e" style:text-line-through-style="none" style:text-line-through-type="none" style:font-name="FreightTextPro" fo:font-size="16.5pt" fo:letter-spacing="normal" fo:font-style="normal" style:text-underline-style="none" fo:font-weight="normal" style:text-blinking="false" loext:padding="0cm" loext:border="none"/>
    </style:style>
    <style:style style:name="T11" style:family="text">
      <style:text-properties fo:font-variant="normal" fo:text-transform="none" fo:color="#292b2e" style:text-line-through-style="none" style:text-line-through-type="none" style:font-name="FreightTextPro" fo:font-size="16.5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style:style>
    <style:style style:name="T12" style:family="text">
      <style:text-properties fo:font-variant="normal" fo:text-transform="none" fo:color="#000000" style:font-name="FreightTextPro" fo:font-size="16.5pt" fo:letter-spacing="normal" fo:font-style="normal" fo:font-weight="normal"/>
    </style:style>
    <style:style style:name="T13" style:family="text">
      <style:text-properties fo:font-variant="normal" fo:text-transform="none" fo:color="#000000" style:font-name="FreightTextPro" fo:font-size="16.5pt" fo:letter-spacing="normal" fo:font-style="normal" fo:font-weight="bold"/>
    </style:style>
    <style:style style:name="T14" style:family="text">
      <style:text-properties fo:font-variant="normal" fo:text-transform="none" fo:color="#000000" style:font-name="FreightTextPro" fo:font-size="21pt" fo:letter-spacing="normal" fo:font-style="normal" fo:font-weight="bold"/>
    </style:style>
    <style:style style:name="T15" style:family="text">
      <style:text-properties fo:font-variant="normal" fo:text-transform="none" fo:color="#000000" style:font-name="FreightTextPro" fo:font-size="18pt" fo:letter-spacing="normal" fo:font-style="normal" fo:font-weight="bold"/>
    </style:style>
    <style:style style:name="T16" style:family="text">
      <style:text-properties fo:font-variant="normal" fo:text-transform="none" fo:color="#ff6900" style:font-name="FreightTextPro" fo:font-size="18pt" fo:letter-spacing="normal" fo:font-style="normal" fo:font-weight="bold"/>
    </style:style>
    <style:style style:name="T17" style:family="text">
      <style:text-properties fo:font-variant="normal" fo:text-transform="none" fo:color="#0693e3" style:font-name="FreightTextPro" fo:font-size="16.5pt" fo:letter-spacing="normal" fo:font-style="normal" fo:font-weight="normal"/>
    </style:style>
    <style:style style:name="T18" style:family="text">
      <style:text-properties fo:font-variant="normal" fo:text-transform="none" fo:color="#191b1d" style:font-name="FreightTextPro" fo:font-size="21pt" fo:letter-spacing="normal" fo:font-style="normal" fo:font-weight="normal"/>
    </style:style>
    <style:style style:name="T19" style:family="text">
      <style:text-properties fo:font-variant="normal" fo:text-transform="none" fo:color="#9b51e0" style:font-name="FreightTextPro" fo:font-size="18pt" fo:letter-spacing="normal" fo:font-style="normal" fo:font-weight="bold"/>
    </style:style>
    <style:style style:name="T20" style:family="text">
      <style:text-properties fo:font-variant="normal" fo:text-transform="none" fo:color="#202122" style:font-name="sans-serif" fo:font-size="10.5pt" fo:letter-spacing="normal" fo:font-style="normal" fo:font-weight="normal"/>
    </style:style>
    <style:style style:name="T21" style:family="text">
      <style:text-properties fo:font-variant="normal" fo:text-transform="none" fo:color="#202122" style:font-name="sans-serif" fo:font-size="10.5pt" fo:letter-spacing="normal" fo:font-style="normal" fo:font-weight="normal" officeooo:rsid="000415bf"/>
    </style:style>
    <style:style style:name="T22" style:family="text">
      <style:text-properties fo:font-variant="normal" fo:text-transform="none" fo:color="#202122" style:font-name="FreightTextPro" fo:font-size="18pt" fo:letter-spacing="normal" fo:font-style="normal" fo:font-weight="bold"/>
    </style:style>
    <style:style style:name="T23" style:family="text">
      <style:text-properties fo:font-variant="normal" fo:text-transform="none" fo:color="#202122" fo:letter-spacing="normal"/>
    </style:style>
    <style:style style:name="T24"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style:style>
    <style:style style:name="T25"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6" style:family="text">
      <style:text-properties fo:font-variant="normal" fo:text-transform="none" fo:color="#3366cc" style:text-line-through-style="none" style:text-line-through-type="none" style:font-name="sans-serif" fo:letter-spacing="normal" fo:font-style="normal" style:text-underline-style="none" fo:font-weight="normal" style:text-blinking="false" loext:padding="0cm" loext:border="none"/>
    </style:style>
    <style:style style:name="T27" style:family="text">
      <style:text-properties fo:font-variant="normal" fo:text-transform="none" fo:color="#3366cc" style:text-line-through-style="none" style:text-line-through-type="none" style:font-name="monospace" fo:font-size="12pt" fo:letter-spacing="normal" fo:font-style="normal" style:text-underline-style="none" fo:font-weight="bold" style:text-blinking="false"/>
    </style:style>
    <style:style style:name="T28" style:family="text">
      <style:text-properties fo:font-variant="normal" fo:text-transform="none" fo:color="#3366cc" style:text-line-through-style="none" style:text-line-through-type="none" style:font-name="monospace" fo:font-size="12pt" fo:letter-spacing="normal" fo:font-style="normal" style:text-underline-style="none" fo:font-weight="bold" style:text-blinking="false" fo:background-color="#ffffff" loext:char-shading-value="0"/>
    </style:style>
    <style:style style:name="T29" style:family="text">
      <style:text-properties fo:font-variant="normal" fo:text-transform="none" fo:color="#dd3333" style:text-line-through-style="none" style:text-line-through-type="none" style:font-name="sans-serif" fo:font-size="10.5pt" fo:letter-spacing="normal" fo:font-style="normal" style:text-underline-style="none" fo:font-weight="normal" style:text-blinking="false"/>
    </style:style>
    <style:style style:name="T30" style:family="text">
      <style:text-properties fo:font-variant="normal" fo:text-transform="none" fo:color="#dd3333"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1" style:family="text">
      <style:text-properties fo:color="#202122"/>
    </style:style>
    <style:style style:name="T32" style:family="text">
      <style:text-properties fo:color="#202122" style:font-name="sans-serif" fo:font-size="10.5pt"/>
    </style:style>
    <style:style style:name="T33" style:family="text">
      <style:text-properties fo:color="#202122" style:font-name="sans-serif" fo:font-size="10.5pt" officeooo:rsid="000415bf"/>
    </style:style>
    <style:style style:name="T34" style:family="text">
      <style:text-properties fo:color="#202122" style:font-name="sans-serif" fo:font-size="10.5pt" fo:letter-spacing="normal" fo:font-style="italic" fo:font-weight="normal"/>
    </style:style>
    <style:style style:name="T35" style:family="text">
      <style:text-properties fo:color="#3366cc" style:text-line-through-style="none" style:text-line-through-type="none" style:font-name="sans-serif" fo:font-size="10.5pt" style:text-underline-style="none" style:text-blinking="false"/>
    </style:style>
    <style:style style:name="T36" style:family="text">
      <style:text-properties fo:color="#3366cc" style:text-line-through-style="none" style:text-line-through-type="none" style:font-name="sans-serif" fo:font-size="10.5pt" style:text-underline-style="none" style:text-blinking="false" loext:padding="0cm" loext:border="none"/>
    </style:style>
    <style:style style:name="T37" style:family="text">
      <style:text-properties fo:color="#0645ad" style:text-line-through-style="none" style:text-line-through-type="none" style:font-name="sans-serif" fo:font-size="10.5pt" style:text-underline-style="none" style:text-blinking="false" fo:background-color="#ffffff" loext:char-shading-value="0"/>
    </style:style>
    <style:style style:name="T38" style:family="text">
      <style:text-properties officeooo:rsid="000992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Emphasis"><text:span text:style-name="T7">LES LANGAGES INFORMATIQUES</text:span></text:span></text:p>
      <text:p text:style-name="P4"><text:span text:style-name="Emphasis"><text:span text:style-name="T1"/></text:span></text:p>
      <text:p text:style-name="P4"><text:span text:style-name="Emphasis"><text:span text:style-name="T1">Tout appareil électronique que nous utilisons dans notre vie quotidienne dépend d’un algorithme développé par un langage de programmation informatique. C’est tout simplement la façon dont les ordinateurs communiquent entre eux, </text:span></text:span><text:span text:style-name="Emphasis"><text:span text:style-name="T4">ou avec le programmeur/développeur.</text:span></text:span></text:p>
      <text:p text:style-name="P4"><text:span text:style-name="Emphasis"><text:span text:style-name="T1">Vous êtes-vous déjà demandé combien de langages de programmation informatique existent actuellement ? Selon des estimations variables, le nombre total de langages de programmation se situe entre </text:span></text:span><text:span text:style-name="Emphasis"><text:span text:style-name="T6">250 et 9000 </text:span></text:span><text:span text:style-name="Emphasis"><text:span text:style-name="T3">(ex : bcp ne considèrent pas le html comme un langage de programmation à proprement parler)</text:span></text:span><text:span text:style-name="Emphasis"><text:span text:style-name="T2">.</text:span></text:span></text:p>
      <text:p text:style-name="P6">Qu’ils codent dans le langage choisi par le client ou dans leur propre langage, les développeurs de logiciels et de sites web d’aujourd’hui bénéficient d’une abondance de langages de programmation disponibles pour toutes les applications.</text:p>
      <text:p text:style-name="P4"><text:span text:style-name="T1">Dans cet article, nous allons explorer l’évolution progressive de certains des langages de programmation les plus importants au monde, et découvrir certaines des tendances les</text:span><text:span text:style-name="Strong_20_Emphasis"><text:span text:style-name="T12"> </text:span></text:span><text:span text:style-name="Strong_20_Emphasis"><text:span text:style-name="T13">plus cruciales</text:span></text:span><text:span text:style-name="T1"> de la programmation actuelle.</text:span></text:p>
      <text:p text:style-name="Text_20_body"/>
      <text:h text:style-name="P1" text:outline-level="2"><text:soft-page-break/><text:span text:style-name="Strong_20_Emphasis"><text:span text:style-name="T14">Qu’est-ce qu’un langage de programmation ?</text:span></text:span></text:h>
      <text:p text:style-name="P6">Un langage de programmation peut être considéré comme un langage informatique que les programmeurs utilisent pour communiquer avec des ordinateurs et d’autres appareils numériques. Il s’agit essentiellement d’un ensemble d’instructions ou d’algorithmes écrits dans un environnement local spécifique tel que Python ou C dont le but principal est d’effectuer diverses tâches spécifiques.</text:p>
      <text:h text:style-name="P1" text:outline-level="2"><text:span text:style-name="Strong_20_Emphasis"><text:span text:style-name="T14">Types de langages de programmation</text:span></text:span></text:h>
      <text:p text:style-name="P6">En général, tous les langages de programmation informatique, qu’ils soient nouveaux ou anciens, peuvent être divisés en deux catégories principales :</text:p>
      <text:h text:style-name="P2" text:outline-level="3"><text:span text:style-name="Strong_20_Emphasis"><text:span text:style-name="T15">Les langages de bas niveau</text:span></text:span></text:h>
      <text:p text:style-name="P4"><text:span text:style-name="T1">Les langages de bas niveau sont utilisés pour décrire des instructions informatiques en code binaire. Le code binaire est un </text:span><text:span text:style-name="Strong_20_Emphasis"><text:span text:style-name="T13">code machine composé des chiffres 0 et 1.</text:span></text:span><text:span text:style-name="T1"> Le langage machine et le langage d’assemblage sont des exemples de langages de bas niveau.</text:span></text:p>
      <text:p text:style-name="P6">Le langage machine est la première génération de programmation informatique. Il utilise un format binaire d’instructions qui peuvent être interprétées directement par le processeur sans nécessiter de conversion.</text:p>
      <text:p text:style-name="P4"><text:span text:style-name="T1">Le langage d’assemblage est la deuxième génération de programmation informatique de bas niveau. Ce type de </text:span><text:soft-page-break/><text:span text:style-name="T1">langage permet aux programmeurs </text:span><text:span text:style-name="Strong_20_Emphasis"><text:span text:style-name="T13">d’écrire des instructions informatiques en utilisant un code symbolique au lieu d’un code binaire composé uniquement de 0 et de 1.</text:span></text:span></text:p>
      <text:h text:style-name="P2" text:outline-level="3"><text:span text:style-name="Strong_20_Emphasis"><text:span text:style-name="T15">Langages de haut niveau</text:span></text:span></text:h>
      <text:p text:style-name="P4"><text:span text:style-name="T1">Les langages de haut niveau sont des langages de programmation qui permettent aux développeurs de logiciels d’écrire des instructions informatiques en utilisant des commandes </text:span><text:span text:style-name="Strong_20_Emphasis"><text:span text:style-name="T13">écrites dans des langues humaines comme l’anglais</text:span></text:span><text:span text:style-name="T1">.</text:span></text:p>
      <text:p text:style-name="P4"><text:span text:style-name="T1">Chaque langage de haut niveau possède son propre ensemble de règles et de grammaires pour décrire les instructions de programmation des appareils numériques. Ces ensembles spécifiques de règles sont généralement appelés la « syntaxe » d’un langage de programmation particulier. Contrairement aux langages de bas niveau, les instructions de codage doivent d’abord</text:span><text:span text:style-name="Strong_20_Emphasis"><text:span text:style-name="T12"> </text:span></text:span><text:span text:style-name="Strong_20_Emphasis"><text:span text:style-name="T13">être traduites en langage machine </text:span></text:span><text:span text:style-name="T1">avant qu’un programme écrit dans un langage de haut niveau puisse être exécuté.</text:span></text:p>
      <text:p text:style-name="P6">Chaque langage de programmation de haut niveau utilise son propre programme de traduction intégré.</text:p>
      <text:h text:style-name="P1" text:outline-level="2"><text:span text:style-name="Strong_20_Emphasis"><text:span text:style-name="T14">L’évolution des langages de programmation informatique</text:span></text:span></text:h>
      <text:p text:style-name="P6">À l’ère du numérique, où presque tout est instantanément possible en quelques clics, il est facile <text:soft-page-break/>d’oublier le chemin parcouru au cours de cette incroyable avancée technologique. Jetons un coup d’œil à certaines étapes clés de l’évolution des langages de programmation informatique :  </text:p>
      <text:h text:style-name="P2" text:outline-level="3"><text:span text:style-name="Strong_20_Emphasis"><text:span text:style-name="T16">1843 </text:span></text:span><text:span text:style-name="Strong_20_Emphasis"><text:span text:style-name="T15">– Ada Lovelace programme pour le moteur analytique de Charles Babbage</text:span></text:span></text:h>
      <text:p text:style-name="P6">Considéré comme le « père de l’ordinateur », Charles Babbage proposa en 1837 la machine analytique, un ordinateur mécanique polyvalent. En 1843, Ada Lovelace, la première femme programmeuse informatique au monde, a été la première à réaliser qu’un moteur analytique pouvait faire plus que de simples calculs et a publié les premiers algorithmes conçus pour fonctionner dessus.</text:p>
      <text:p text:style-name="P8">Illustration ppt : on peut voir que c’étaient principalement des tableaux...</text:p>
      <text:p text:style-name="P7">Pas grand-chose jusque 1940...</text:p>
      <text:p text:style-name="P6"><text:span text:style-name="T33">(</text:span><text:span text:style-name="T32">En 1801, le </text:span><text:a xlink:type="simple" xlink:href="https://fr.wikipedia.org/wiki/Métier_Jacquard" text:style-name="Internet_20_link" text:visited-style-name="Visited_20_Internet_20_Link"><text:span text:style-name="T35">métier Jacquard</text:span></text:a><text:span text:style-name="T32"> utilisait des trous dans des </text:span><text:a xlink:type="simple" xlink:href="https://fr.wikipedia.org/wiki/Carte_perforée" text:style-name="Internet_20_link" text:visited-style-name="Visited_20_Internet_20_Link"><text:span text:style-name="T35">cartes perforées</text:span></text:a><text:span text:style-name="T32"> pour représenter les mouvements du bras du métier à tisser, et ainsi générer automatiquement des motifs décoratifs.</text:span></text:p>
      <text:p text:style-name="P3"><text:span text:style-name="T20">En observant les tickets de trains, où était décrite l'apparence du voyageur à l'aide de trous perforés sur les tickets (couleur des cheveux et des yeux, taille…), </text:span><text:a xlink:type="simple" xlink:href="https://fr.wikipedia.org/wiki/Herman_Hollerith" text:style-name="Internet_20_link" text:visited-style-name="Visited_20_Internet_20_Link"><text:span text:style-name="T24">Herman Hollerith</text:span></text:a><text:span text:style-name="T20"> s'est rendu compte qu'il pouvait encoder de l'information sur des cartes perforées. Il a pu ainsi créer une machine à cartes perforées qui a servi au recensement de 1890.</text:span><text:span text:style-name="T21">)</text:span></text:p>
      <text:p text:style-name="P6"/>
      <text:p text:style-name="P6"/>
      <text:p text:style-name="P6"><text:soft-page-break/></text:p>
      <text:p text:style-name="P11"><text:span text:style-name="Strong_20_Emphasis"><text:span text:style-name="T20">En 1948, </text:span></text:span><text:a xlink:type="simple" xlink:href="https://fr.wikipedia.org/wiki/Konrad_Zuse" text:style-name="Internet_20_link" text:visited-style-name="Visited_20_Internet_20_Link"><text:span text:style-name="Strong_20_Emphasis"><text:span text:style-name="T25">Konrad Zuse</text:span></text:span></text:a><text:span text:style-name="Strong_20_Emphasis"><text:span text:style-name="T22"> </text:span></text:span><text:span text:style-name="Strong_20_Emphasis"><text:span text:style-name="T20">publie un article sur son langage de programmation qu'il a développé entre  </text:span></text:span><text:a xlink:type="simple" xlink:href="https://fr.wikipedia.org/wiki/1942" text:style-name="Internet_20_link" text:visited-style-name="Visited_20_Internet_20_Link"><text:span text:style-name="Strong_20_Emphasis"><text:span text:style-name="T25">1942</text:span></text:span></text:a><text:span text:style-name="Strong_20_Emphasis"><text:span text:style-name="T20"> à </text:span></text:span><text:a xlink:type="simple" xlink:href="https://fr.wikipedia.org/wiki/1946" text:style-name="Internet_20_link" text:visited-style-name="Visited_20_Internet_20_Link"><text:span text:style-name="Strong_20_Emphasis"><text:span text:style-name="T25">1946</text:span></text:span></text:a><text:span text:style-name="Strong_20_Emphasis"><text:span text:style-name="T20"> : le </text:span></text:span><text:a xlink:type="simple" xlink:href="https://fr.wikipedia.org/wiki/Plankalkül" text:style-name="Internet_20_link" text:visited-style-name="Visited_20_Internet_20_Link"><text:span text:style-name="Strong_20_Emphasis"><text:span text:style-name="T25">Plankalkül</text:span></text:span></text:a><text:span text:style-name="Strong_20_Emphasis"><text:span text:style-name="T20">. Son créateur le considère comme étant le premier </text:span></text:span><text:a xlink:type="simple" xlink:href="https://fr.wikipedia.org/wiki/Langage_de_haut_niveau" text:style-name="Internet_20_link" text:visited-style-name="Visited_20_Internet_20_Link"><text:span text:style-name="Strong_20_Emphasis"><text:span text:style-name="T25">langage de programmation de haut niveau</text:span></text:span></text:a><text:span text:style-name="Strong_20_Emphasis"><text:span text:style-name="T20">. Néanmoins, il n'aura jamais été implémenté à l'époque et les contributions de l'auteur sont d'ailleurs restées très isolées du courant dominant.</text:span></text:span></text:p>
      <text:h text:style-name="P2" text:outline-level="3"><text:span text:style-name="Strong_20_Emphasis"><text:span text:style-name="T16"/></text:span></text:h>
      <text:h text:style-name="P2" text:outline-level="3"><text:span text:style-name="Strong_20_Emphasis"><text:span text:style-name="T16">1949</text:span></text:span><text:span text:style-name="Strong_20_Emphasis"><text:span text:style-name="T15"> – L’assemblage devient le premier type de langage de programmation largement utilisé</text:span></text:span></text:h>
      <text:p text:style-name="P6">Comme mentionné ci-dessus, ce type de langage de programmation de bas niveau est important car il a été le premier à permettre aux programmeurs d’écrire du code en utilisant des symboles au lieu du code binaire. Aujourd’hui encore, le même type de programmation informatique est utilisé dans des logiciels en temps réel comme les systèmes de navigation de vol de simulation et les équipements de surveillance médicale, ou pour créer des virus informatiques.</text:p>
      <text:p text:style-name="P6"><text:span text:style-name="T32">Les programmes de l'</text:span><text:a xlink:type="simple" xlink:href="https://fr.wikipedia.org/wiki/Electronic_Delay_Storage_Automatic_Calculator" text:style-name="Internet_20_link" text:visited-style-name="Visited_20_Internet_20_Link"><text:span text:style-name="T35">EDSAC</text:span></text:a><text:span text:style-name="T32"> (1949)</text:span><text:bookmark text:name="cite_ref-1"/><text:a xlink:type="simple" xlink:href="https://fr.wikipedia.org/wiki/Assembleur#cite_note-1" text:style-name="Internet_20_link" text:visited-style-name="Visited_20_Internet_20_Link"><text:span text:style-name="T36">1</text:span></text:a><text:span text:style-name="T32">, premier </text:span><text:a xlink:type="simple" xlink:href="https://fr.wikipedia.org/wiki/Ordinateur_à_programme_enregistré" text:style-name="Internet_20_link" text:visited-style-name="Visited_20_Internet_20_Link"><text:span text:style-name="T35">calculateur à programmes enregistrés</text:span></text:a><text:span text:style-name="T32">, étaient rédigés en utilisant des mnémoniques alphabétiques d'une lettre pour chaque instruction. La traduction était alors faite à la main par les programmeurs, une opération longue, fastidieuse et entachée d'erreurs.</text:span></text:p>
      <text:p text:style-name="P3"><text:span text:style-name="T20">Le premier programme assembleur a été écrit par </text:span><text:a xlink:type="simple" xlink:href="https://fr.wikipedia.org/w/index.php?title=Nathaniel_Rochester&amp;action=edit&amp;redlink=1" text:style-name="Internet_20_link" text:visited-style-name="Visited_20_Internet_20_Link"><text:span text:style-name="T29">Nathaniel Rochester</text:span></text:a><text:span text:style-name="T20"> </text:span><text:a xlink:type="simple" xlink:href="https://en.wikipedia.org/wiki/Nathaniel_Rochester_(computer_scientist)" text:style-name="Internet_20_link" text:visited-style-name="Visited_20_Internet_20_Link"><text:span text:style-name="T27">(en)</text:span></text:a><text:span text:style-name="T20"> pour l'</text:span><text:a xlink:type="simple" xlink:href="https://fr.wikipedia.org/wiki/IBM_701" text:style-name="Internet_20_link" text:visited-style-name="Visited_20_Internet_20_Link"><text:span text:style-name="T24">IBM 701</text:span></text:a><text:span text:style-name="T20"> (le premier ordinateur commercialisé par </text:span><text:a xlink:type="simple" xlink:href="https://fr.wikipedia.org/wiki/IBM" text:style-name="Internet_20_link" text:visited-style-name="Visited_20_Internet_20_Link"><text:span text:style-name="T24">IBM</text:span></text:a><text:span text:style-name="T20">) en 1954.</text:span></text:p>
      <text:p text:style-name="P6"><text:span text:style-name="T32"/></text:p>
      <text:p text:style-name="P10"><text:span text:style-name="T32"/></text:p>
      <text:h text:style-name="P2" text:outline-level="3"><text:span text:style-name="Strong_20_Emphasis"><text:span text:style-name="T16">1952</text:span></text:span><text:span text:style-name="Strong_20_Emphasis"><text:span text:style-name="T15"> – Autocode devient le premier langage de programmation informatique compilé</text:span></text:span></text:h>
      <text:p text:style-name="P5"><text:span text:style-name="T5">L</text:span><text:span text:style-name="T1">’autocode est un terme utilisé pour désigner une famille de « systèmes de codage simplifiés » </text:span><text:span text:style-name="T5">("simplified coding systems")</text:span><text:span text:style-name="T1">.</text:span><text:span text:style-name="T11"> Le premier autocode et son compilateur ont été conçus par </text:span><text:a xlink:type="simple" xlink:href="https://fr.wikipedia.org/w/index.php?title=Alick_Glennie&amp;action=edit&amp;redlink=1" text:style-name="Internet_20_link" text:visited-style-name="Visited_20_Internet_20_Link">Alick Glennie</text:a><text:span text:style-name="T11"> </text:span><text:a xlink:type="simple" xlink:href="https://en.wikipedia.org/wiki/Alick_Glennie" text:style-name="Internet_20_link" text:visited-style-name="Visited_20_Internet_20_Link">(en)</text:a><text:span text:style-name="T11"> en 1952 à</text:span><text:span text:style-name="T20"> </text:span><text:span text:style-name="T1">l’Université de Manchester pour l’ordinateur </text:span><text:a xlink:type="simple" xlink:href="https://fr.wikipedia.org/wiki/Manchester_Mark_1" text:style-name="Internet_20_link" text:visited-style-name="Visited_20_Internet_20_Link"><text:span text:style-name="T9">Mark </text:span></text:a><text:bookmark text:name="cite_ref-11"/><text:a xlink:type="simple" xlink:href="https://fr.wikipedia.org/wiki/Autocode#cite_note-1" text:style-name="Internet_20_link" text:visited-style-name="Visited_20_Internet_20_Link"><text:span text:style-name="T10">1</text:span></text:a><text:span text:style-name="T1">. Certains le reconnaissent d’ailleurs comme étant le premier langage de programmation </text:span><text:a xlink:type="simple" xlink:href="https://fr.wikipedia.org/wiki/Compilateur" text:style-name="Internet_20_link" text:visited-style-name="Visited_20_Internet_20_Link"><text:span text:style-name="T9">compilé</text:span></text:a><text:span text:style-name="T1">. Son principal objectif était de rendre compréhensible le langage de programmation de l’ordinateur, connu pour son inintelligibilité. Bien que le langage résultant fut beaucoup plus clair que le code de l’ordinateur, il était néanmoins encore très dépendant de ce dernier. </text:span></text:p>
      <text:p text:style-name="P6">Bien que Fortran ne soit pas largement utilisé dans l’industrie aujourd’hui, il est toujours utilisé par la NASA et est toujours populaire en science et en ingénierie.</text:p>
      <text:h text:style-name="P2" text:outline-level="3"><text:span text:style-name="Strong_20_Emphasis"><text:span text:style-name="T16">1957</text:span></text:span><text:span text:style-name="Strong_20_Emphasis"><text:span text:style-name="T15"> – Fortran est conçu pour le calcul numérique et le calcul scientifique</text:span></text:span></text:h>
      <text:p text:style-name="P6">Développé par John Backus et IBM, Fortran est considéré comme le premier langage de haut niveau, conçu pour être relativement facile à apprendre et largement applicable.</text:p>
      <text:p text:style-name="P6">Plus important encore, Fortran a permis aux programmeurs de développer des logiciels 500 % plus <text:soft-page-break/>rapidement qu’en écrivant du code en langage assembleur ou en langage machine.</text:p>
      <text:p text:style-name="P6">Le logiciel qui a fait fonctionner les vaisseaux spatiaux Voyager 1 et 2 de la NASA a été écrit en Fortran 5.</text:p>
      <text:h text:style-name="P2" text:outline-level="3"><text:span text:style-name="Strong_20_Emphasis"><text:span text:style-name="T16">1959</text:span></text:span><text:span text:style-name="Strong_20_Emphasis"><text:span text:style-name="T15"> – Le Cobol s’impose comme langage commun orienté métier</text:span></text:span></text:h>
      <text:p text:style-name="P6">Il est devenu le langage de choix pour les applications professionnelles et doit une grande partie de sa popularité à IBM. En 1997, 80 % des entreprises dans le monde utilisaient Cobol. En 2020, l’Internal Revenue Service des États-Unis est passé à un IMF (Individual Master File) basé sur Cobol pour aider les citoyens et les entreprises dans le cadre de programmes de secours et de lutte contre la pandémie de coronavirus.</text:p>
      <text:h text:style-name="P2" text:outline-level="3"><text:span text:style-name="Strong_20_Emphasis"><text:span text:style-name="T16">1964</text:span></text:span><text:span text:style-name="Strong_20_Emphasis"><text:span text:style-name="T15"> – BASIC (Beginners’ All-Purpose Symbolic Instruction Code)</text:span></text:span></text:h>
      <text:p text:style-name="P6">Conçu par John G. Kennedy et Thomas E. Kurtz, le langage de programmation BASIC se voulait aussi accessible que possible, et il n’est pas surprenant qu’il ait fini par dominer le marché des ordinateurs domestiques qui a émergé dans les années 1970. En 1991, Microsoft avait développé Visual Basic en combinant une version actualisée de BASIC avec un constructeur visuel de formulaires.</text:p>
      <text:h text:style-name="P2" text:outline-level="3"><text:soft-page-break/><text:span text:style-name="Strong_20_Emphasis"><text:span text:style-name="T16">1972</text:span></text:span><text:span text:style-name="Strong_20_Emphasis"><text:span text:style-name="T15"> – Le langage C commence à façonner l’avenir de l’ordinateur personnel.</text:span></text:span></text:h>
      <text:p text:style-name="P6">C’est la mère de presque toutes les langues de haut niveau et reste aujourd’hui l’une des langues les plus populaires au monde. Il peut être utilisé dans les systèmes d’exploitation informatiques, les implémentations de systèmes embarqués et les environnements Web utilisant l’interface de passerelle commune (CGI).</text:p>
      <text:p text:style-name="P4"><text:span text:style-name="T1">Les langages de programmation dérivés du C comprennent </text:span><text:span text:style-name="Strong_20_Emphasis"><text:span text:style-name="T13">C#, D, Go, Java, JavaScript, Limbo, Python </text:span></text:span><text:span text:style-name="T1">et d’autres.</text:span></text:p>
      <text:p text:style-name="Text_20_body"/>
      <text:h text:style-name="P1" text:outline-level="2"><text:span text:style-name="Strong_20_Emphasis"><text:span text:style-name="T14">Tendances actuelles des langages de programmation    </text:span></text:span><text:span text:style-name="T18">       </text:span></text:h>
      <text:p text:style-name="P6">Alors que la transformation numérique de notre monde s’accélère à un rythme sans précédent et que les compétences en programmation sont toujours très demandées dans divers secteurs, quels sont les langages de programmation informatique les plus importants et les plus largement utilisés aujourd’hui ?</text:p>
      <text:h text:style-name="P2" text:outline-level="3"><text:span text:style-name="Strong_20_Emphasis"><text:span text:style-name="T19">Python</text:span></text:span></text:h>
      <text:p text:style-name="P4"><text:span text:style-name="T1">Près de </text:span><text:span text:style-name="Strong_20_Emphasis"><text:span text:style-name="T13">50 % des développeurs</text:span></text:span><text:span text:style-name="T1"> de logiciels utilisent aujourd’hui le langage de programmation Python. Il s’agit d’un langage de haut niveau et lisible, approuvé par Google, Pinterest, Wikipédia, Instagram et d’autres.</text:span></text:p>
      <text:h text:style-name="P2" text:outline-level="3"><text:soft-page-break/><text:span text:style-name="Strong_20_Emphasis"><text:span text:style-name="T19">JavaScript</text:span></text:span></text:h>
      <text:p text:style-name="P4"><text:span text:style-name="T1">JavaScript est le l</text:span><text:span text:style-name="Strong_20_Emphasis"><text:span text:style-name="T13">angage de programmation dynamique multi-paradigme</text:span></text:span><text:span text:style-name="T1"> de choix pour près de 65% des programmeurs d’aujourd’hui. Il est pris en charge par Microsoft, Paypal, Netflix, Uber, Facebook et plus encore.</text:span></text:p>
      <text:h text:style-name="P2" text:outline-level="3"><text:span text:style-name="Strong_20_Emphasis"><text:span text:style-name="T19">Java</text:span></text:span></text:h>
      <text:p text:style-name="P4"><text:span text:style-name="T1">Java, l’un des langages de programmation </text:span><text:span text:style-name="Strong_20_Emphasis"><text:span text:style-name="T13">les plus demandés</text:span></text:span><text:span text:style-name="T1"> et les plus classiques utilisés aujourd’hui, est adopté par des entreprises comme Spotify et Amazon pour permettre le développement rapide de logiciels et la rentabilité. </text:span></text:p>
      <text:h text:style-name="P2" text:outline-level="3"><text:span text:style-name="Strong_20_Emphasis"><text:span text:style-name="T19">PHP</text:span></text:span></text:h>
      <text:p text:style-name="P4"><text:span text:style-name="T1">Près de </text:span><text:span text:style-name="Strong_20_Emphasis"><text:span text:style-name="T13">22 % </text:span></text:span><text:span text:style-name="T1">des professionnels dans le monde </text:span><text:span text:style-name="Strong_20_Emphasis"><text:span text:style-name="T13">utilisent le langage PHP</text:span></text:span><text:span text:style-name="T1"> pour les scripts et le développement de sites web. Un langage open source caractérisé par la simplicité, la rentabilité et l’accessibilité.</text:span></text:p>
      <text:h text:style-name="P2" text:outline-level="3"><text:span text:style-name="Strong_20_Emphasis"><text:span text:style-name="T19">Typescript</text:span></text:span></text:h>
      <text:p text:style-name="P6">Simplifiant le Javascript en le rendant plus facile à lire et à déboguer, à partir de 2022, TypeScript fait partie des dix langages de programmation professionnels les plus utilisés depuis plusieurs années consécutiv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ightTextPro" svg:font-family="FreightTextPro"/>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9T10:40:42.627721894</meta:creation-date>
    <dc:date>2022-11-19T19:59:01.146618556</dc:date>
    <meta:editing-duration>PT1H12M5S</meta:editing-duration>
    <meta:editing-cycles>3</meta:editing-cycles>
    <meta:generator>LibreOffice/6.4.7.2$Linux_X86_64 LibreOffice_project/40$Build-2</meta:generator>
    <meta:document-statistic meta:table-count="0" meta:image-count="0" meta:object-count="0" meta:page-count="9" meta:paragraph-count="56" meta:word-count="1554" meta:character-count="10342" meta:non-whitespace-character-count="8821"/>
  </office:meta>
</office:document-meta>
</file>